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8.932cm"/>
    </style:style>
    <style:style style:name="co2" style:family="table-column">
      <style:table-column-properties fo:break-before="auto" style:column-width="23.13cm"/>
    </style:style>
    <style:style style:name="co3"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1.62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Liberation Serif" fo:font-size="10pt" fo:language="es" fo:country="EC"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s" fo:country="EC"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font-name="Liberation Serif" fo:font-size="10pt" fo:language="es" fo:country="EC"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2"/>
        <table:table-row table:style-name="ro1">
          <table:table-cell table:style-name="ce1" office:value-type="string">
            <text:p>p</text:p>
          </table:table-cell>
          <table:table-cell table:style-name="ce1" office:value-type="string">
            <text:p>o</text:p>
          </table:table-cell>
        </table:table-row>
        <table:table-row table:style-name="ro2">
          <table:table-cell office:value-type="string">
            <text:p>http://www.w3.org/1999/02/22-rdf-syntax-ns#type</text:p>
          </table:table-cell>
          <table:table-cell office:value-type="string">
            <text:p>http://xmlns.com/foaf/0.1/Person</text:p>
          </table:table-cell>
        </table:table-row>
        <table:table-row table:style-name="ro2">
          <table:table-cell office:value-type="string">
            <text:p>http://www.w3.org/2000/01/rdf-schema#label</text:p>
          </table:table-cell>
          <table:table-cell office:value-type="string">
            <text:p>"Júlio César Soares Espíndola"@en</text:p>
          </table:table-cell>
        </table:table-row>
        <table:table-row table:style-name="ro3">
          <table:table-cell office:value-type="string">
            <text:p>http://www.w3.org/2000/01/rdf-schema#comment</text:p>
          </table:table-cell>
          <table:table-cell office:value-type="string">
            <text:p>"Júlio César Soares de Espíndola (born 3 September 1979), commonly known as simply Júlio César, is a Brazilian footballer who plays for Queens Park Rangers. He also plays as a goalkeeper for the Brazilian national team, having won 67 international caps. In 2009, IFFHS named him as the third best goalkeeper in the world, behind only Iker Casillas and Gianluigi Buffon. He has also been awarded the Serie A Goalkeeper of the Year title in 2009 and in 2010."@en</text:p>
          </table:table-cell>
        </table:table-row>
        <table:table-row table:style-name="ro2">
          <table:table-cell office:value-type="string">
            <text:p>http://xmlns.com/foaf/0.1/name</text:p>
          </table:table-cell>
          <table:table-cell office:value-type="string">
            <text:p>"Julio Cesar Soares De Espindola"</text:p>
          </table:table-cell>
        </table:table-row>
        <table:table-row table:style-name="ro2">
          <table:table-cell office:value-type="string">
            <text:p>http://purl.org/dc/elements/1.1/description</text:p>
          </table:table-cell>
          <table:table-cell office:value-type="string">
            <text:p>"Brazilian footballer"</text:p>
          </table:table-cell>
        </table:table-row>
        <table:table-row table:style-name="ro2">
          <table:table-cell office:value-type="string">
            <text:p>http://dbpedia.org/ontology/birthPlace</text:p>
          </table:table-cell>
          <table:table-cell office:value-type="string">
            <text:p>http://dbpedia.org/resource/Brazil_national_football_team</text:p>
          </table:table-cell>
        </table:table-row>
        <table:table-row table:style-name="ro2">
          <table:table-cell office:value-type="string">
            <text:p>http://dbpedia.org/ontology/birthPlace</text:p>
          </table:table-cell>
          <table:table-cell office:value-type="string">
            <text:p>http://dbpedia.org/resource/Duque_de_Caxias</text:p>
          </table:table-cell>
        </table:table-row>
        <table:table-row table:style-name="ro2">
          <table:table-cell office:value-type="string">
            <text:p>http://dbpedia.org/ontology/birthDate</text:p>
          </table:table-cell>
          <table:table-cell table:style-name="ce3" office:value-type="string">
            <text:p>1979-09-03</text:p>
          </table:table-cell>
        </table:table-row>
        <table:table-row table:style-name="ro2">
          <table:table-cell office:value-type="string">
            <text:p>http://xmlns.com/foaf/0.1/surname</text:p>
          </table:table-cell>
          <table:table-cell office:value-type="string">
            <text:p>"Soares De Espindola"</text:p>
          </table:table-cell>
        </table:table-row>
        <table:table-row table:style-name="ro2">
          <table:table-cell office:value-type="string">
            <text:p>http://xmlns.com/foaf/0.1/givenName</text:p>
          </table:table-cell>
          <table:table-cell office:value-type="string">
            <text:p>"Julio Cesar"</text:p>
          </table:table-cell>
        </table:table-row>
        <table:table-row table:style-name="ro4" table:number-rows-repeated="6">
          <table:table-cell table:style-name="Default" table:number-columns-repeated="2"/>
        </table:table-row>
        <table:table-row table:style-name="ro1">
          <table:table-cell table:style-name="ce1" office:value-type="string">
            <text:p>p</text:p>
          </table:table-cell>
          <table:table-cell table:style-name="ce1" office:value-type="string">
            <text:p>o</text:p>
          </table:table-cell>
        </table:table-row>
        <table:table-row table:style-name="ro1">
          <table:table-cell office:value-type="string">
            <text:p>http://www.w3.org/2000/01/rdf-schema#label</text:p>
          </table:table-cell>
          <table:table-cell office:value-type="string">
            <text:p>"Loja"@en</text:p>
          </table:table-cell>
        </table:table-row>
        <table:table-row table:style-name="ro1">
          <table:table-cell office:value-type="string">
            <text:p>http://dbpedia.org/ontology/wikiPageDisambiguates</text:p>
          </table:table-cell>
          <table:table-cell office:value-type="string">
            <text:p>http://dbpedia.org/resource/Loja,_Granada</text:p>
          </table:table-cell>
        </table:table-row>
        <table:table-row table:style-name="ro1">
          <table:table-cell office:value-type="string">
            <text:p>http://dbpedia.org/ontology/wikiPageDisambiguates</text:p>
          </table:table-cell>
          <table:table-cell office:value-type="string">
            <text:p>http://dbpedia.org/resource/Loja_Province</text:p>
          </table:table-cell>
        </table:table-row>
        <table:table-row table:style-name="ro1">
          <table:table-cell office:value-type="string">
            <text:p>http://dbpedia.org/ontology/wikiPageDisambiguates</text:p>
          </table:table-cell>
          <table:table-cell office:value-type="string">
            <text:p>http://dbpedia.org/resource/Loja_Canton</text:p>
          </table:table-cell>
        </table:table-row>
        <table:table-row table:style-name="ro1">
          <table:table-cell office:value-type="string">
            <text:p>http://dbpedia.org/ontology/wikiPageDisambiguates</text:p>
          </table:table-cell>
          <table:table-cell office:value-type="string">
            <text:p>http://dbpedia.org/resource/Loja,_Ecuador</text:p>
          </table:table-cell>
        </table:table-row>
        <table:table-row table:style-name="ro1">
          <table:table-cell office:value-type="string">
            <text:p>http://dbpedia.org/ontology/wikiPageDisambiguates</text:p>
          </table:table-cell>
          <table:table-cell office:value-type="string">
            <text:p>http://dbpedia.org/resource/Loja,_Latvia</text:p>
          </table:table-cell>
        </table:table-row>
        <table:table-row table:style-name="ro1">
          <table:table-cell office:value-type="string">
            <text:p>http://dbpedia.org/ontology/wikiPageDisambiguates</text:p>
          </table:table-cell>
          <table:table-cell office:value-type="string">
            <text:p>http://dbpedia.org/resource/Loja,_Estonia</text:p>
          </table:table-cell>
        </table:table-row>
        <table:table-row table:style-name="ro1">
          <table:table-cell office:value-type="string">
            <text:p>http://dbpedia.org/ontology/wikiPageDisambiguates</text:p>
          </table:table-cell>
          <table:table-cell office:value-type="string">
            <text:p>http://dbpedia.org/resource/Loja_(crater)</text:p>
          </table:table-cell>
        </table:table-row>
        <table:table-row table:style-name="ro4">
          <table:table-cell table:style-name="Default" table:number-columns-repeated="2"/>
        </table:table-row>
        <table:table-row table:style-name="ro1">
          <table:table-cell table:style-name="ce1" office:value-type="string">
            <text:p>o</text:p>
          </table:table-cell>
          <table:table-cell table:style-name="Default"/>
        </table:table-row>
        <table:table-row table:style-name="ro1">
          <table:table-cell office:value-type="string">
            <text:p>http://www.w3.org/2000/01/rdf-schema#label</text:p>
          </table:table-cell>
          <table:table-cell office:value-type="string">
            <text:p>"Loja, Ecuador"@en</text:p>
          </table:table-cell>
        </table:table-row>
        <table:table-row table:style-name="ro5">
          <table:table-cell office:value-type="string">
            <text:p>http://www.w3.org/2000/01/rdf-schema#comment</text:p>
          </table:table-cell>
          <table:table-cell office:value-type="string">
            <text:p>"Loja is the capital of Ecuador's Loja Province. It is located in the Cuxibamba valley in the south of the country, sharing borders with the provinces of Zamora-Chinchipe and El Oro, and with Peru in the south. Loja holds a rich tradition in the arts, and for this reason is known as the Music and Cultural Capital of Ecuador. The city is home to two major universities. The city has a population of about 200,000, and is situated 2060 m (6758 ft) above sea level."@en</text:p>
          </table:table-cell>
        </table:table-row>
        <table:table-row table:style-name="ro1" table:number-rows-repeated="5">
          <table:table-cell table:style-name="Default" table:number-columns-repeated="2"/>
        </table:table-row>
        <table:table-row table:style-name="ro6">
          <table:table-cell table:style-name="Default" office:value-type="string">
            <text:p>/home/fabricio/Documentos/ResourcesDBpedia/Aimportar/importados/labels_en_divididos</text:p>
          </table:table-cell>
          <table:table-cell table:style-name="Default"/>
        </table:table-row>
        <table:table-row table:style-name="ro6">
          <table:table-cell table:style-name="Default" office:value-type="string">
            <text:p>/home/fabricio/Documentos/ResourcesDBpedia/Aimportar/importados/persondata_en_divididos</text:p>
          </table:table-cell>
          <table:table-cell table:style-name="Default"/>
        </table:table-row>
        <table:table-row table:style-name="ro6">
          <table:table-cell table:style-name="Default" office:value-type="string">
            <text:p>/home/fabricio/Documentos/ResourcesDBpedia/Aimportar/importados/redirects_en_divididos</text:p>
          </table:table-cell>
          <table:table-cell table:style-name="Default"/>
        </table:table-row>
        <table:table-row table:style-name="ro6">
          <table:table-cell table:style-name="Default" office:value-type="string">
            <text:p>/home/fabricio/Documentos/ResourcesDBpedia/Aimportar/importados/short_abstracts_en_divididos</text:p>
          </table:table-cell>
          <table:table-cell table:style-name="Default"/>
        </table:table-row>
        <table:table-row table:style-name="ro6">
          <table:table-cell table:style-name="Default" office:value-type="string">
            <text:p>/home/fabricio/Documentos/ResourcesDBpedia/Aimportar/importados/disambiguations_ca.nt</text:p>
          </table:table-cell>
          <table:table-cell table:style-name="Default"/>
        </table:table-row>
        <table:table-row table:style-name="ro6">
          <table:table-cell table:style-name="Default" office:value-type="string">
            <text:p>/home/fabricio/Documentos/ResourcesDBpedia/Aimportar/importados/disambiguations_en.nt</text:p>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C"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9T00:31:13</meta:creation-date>
    <dc:date>2014-07-09T01:42:51</dc:date>
    <meta:editing-duration>PT11M8S</meta:editing-duration>
    <meta:editing-cycles>1</meta:editing-cycles>
    <meta:document-statistic meta:table-count="1" meta:cell-count="51" meta:object-count="0"/>
    <meta:generator>LibreOffice/4.0.2.2$Linux_X86_64 LibreOffice_project/400m0$Build-2</meta:generator>
  </office:meta>
</office:document-meta>
</file>